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298cm" fo:text-indent="0cm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6. Klasse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sere Variablen können einige verschiedene Datentypen aufnehmen</text:p>
                <text:p/>
              </text:list-item>
              <text:list-item>
                <text:p>Bestimmte Dinge können wir allerdings mit unseren standard- Variablen schlecht darstellen (Beispielsweise Brüch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ür solche Fälle können wir uns Klassen erstellen, welche in der Lage sind, Dinge darzustellen, die Variablen nicht können</text:p>
                <text:p/>
              </text:list-item>
              <text:list-item>
                <text:p>Das Schlüsselwort zum erstellen einer Klasse ist „class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eispiel für eine Klasse:</text:p>
                <text:p/>
                <text:p>class Bruch():</text:p>
                <text:list>
                  <text:list-header>
                    <text:p>def __init__(self):</text:p>
                    <text:list>
                      <text:list-header>
                        <text:p>#Code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Klassen können Methoden definiert werden. Diese sind ähnlich zu Funktionen, haben aber einen wichtigen Unterschied.</text:p>
                <text:p/>
              </text:list-item>
              <text:list-item>
                <text:p>Methoden einer Klasse können nur für Instanzen einer Klasse angewendet werden</text:p>
                <text:p/>
              </text:list-item>
              <text:list-item>
                <text:p>Eine Instanz ist ein Objekt einer Kla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lass Klasse(): ← Klasse wird erzeugt und Name zugewiesen</text:p>
                <text:list>
                  <text:list-header>
                    <text:p>def __init(self): ← Diese Methode ist der Konstruktor, er definiert die Attribute der Klasse</text:p>
                    <text:list>
                      <text:list-header>
                        <text:p>self.a = 1 ← Dies ist ein Attribut der Klasse</text:p>
                        <text:p>self.b = 2 ← Zugriff auf Attribute immer mit dem Schlüsselwort „self“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lass Bruch():</text:p>
                <text:list>
                  <text:list-header>
                    <text:p>def __init(self, ZAEHLER, NENNER):</text:p>
                    <text:list>
                      <text:list-header>
                        <text:p text:style-name="P2">self.zaehler = ZAEHLER</text:p>
                        <text:p>self.nenner = NENNER</text:p>
                      </text:list-header>
                    </text:list>
                    <text:p/>
                    <text:p>def ausgeben(self):</text:p>
                    <text:list>
                      <text:list-header>
                        <text:p>print( str( self.zaehler ) + „ / „ + str( self.nenner ) )</text:p>
                        <text:p/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neuerBruch = Bruch(1, 2)</text:p>
                <text:p>neuerBruch.ausgeben()</text:p>
                <text:p>-----------------------------------------------------------</text:p>
                <text:p>1 / 2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ir können auch mit Instanzen einer Klasse rechnen</text:p>
                <text:p/>
              </text:list-item>
              <text:list-item>
                <text:p>Dafür müssen wir entsprechende Methoden definieren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1.8cm" svg:y="5.2cm" presentation:class="outline" presentation:user-transformed="true">
          <draw:text-box>
            <text:list text:style-name="L3">
              <text:list-header>
                <text:p text:style-name="P3">class Bruch():</text:p>
                <text:list>
                  <text:list-header>
                    <text:p>#Bekannter Code</text:p>
                    <text:p>def addieren(zahl):</text:p>
                    <text:list>
                      <text:list-header>
                        <text:p>self.zaehler += zahl * self.nenner</text:p>
                      </text:list-header>
                    </text:list>
                  </text:list-header>
                </text:list>
                <text:p text:style-name="P2"/>
                <text:p text:style-name="P3">bruch1 = Bruch(1, 2)</text:p>
                <text:p text:style-name="P3">bruch1.addieren(1)</text:p>
                <text:p text:style-name="P3">bruch1.ausgeben()</text:p>
                <text:p text:style-name="P3">-------------------------------------------------------</text:p>
                <text:p text:style-name="P3">3 / 2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Wir können auch mehrere Instanzen einer Klasse miteinander verrechnen</text:p>
                <text:p/>
                <text:p>Dafür brauchen wir das Schlüsselwort „other“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lassen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list text:style-name="L3">
              <text:list-header>
                <text:p>def multiplizierenBruch(self, other):</text:p>
                <text:list>
                  <text:list-header>
                    <text:p>self.zaehler *= other.zaehler</text:p>
                    <text:p>self.nenner *= other.nenner</text:p>
                  </text:list-header>
                </text:list>
                <text:p/>
                <text:p>bruch1 = Bruch(1, 2)</text:p>
                <text:p>bruch2 = Bruch(1, 3)</text:p>
                <text:p>bruch1.multiplizierenBruch(bruch2)</text:p>
                <text:p>bruch1.ausgeben()</text:p>
                <text:p>-----------------------------------------------------------</text:p>
                <text:p>1 / 6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49:10.614970969</meta:creation-date>
    <meta:editing-duration>PT1H47M36S</meta:editing-duration>
    <meta:editing-cycles>20</meta:editing-cycles>
    <meta:generator>LibreOffice/6.0.7.3$Linux_X86_64 LibreOffice_project/00m0$Build-3</meta:generator>
    <dc:title>Impress</dc:title>
    <dc:date>2019-02-04T09:12:40.505672167</dc:date>
    <meta:document-statistic meta:object-count="82"/>
  </office:meta>
</office:document-meta>
</file>